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dd11" officeooo:paragraph-rsid="000add11"/>
    </style:style>
    <style:style style:name="P2" style:family="paragraph" style:parent-style-name="Standard">
      <style:text-properties officeooo:rsid="000add11" officeooo:paragraph-rsid="000eabfa"/>
    </style:style>
    <style:style style:name="P3" style:family="paragraph" style:parent-style-name="Standard">
      <style:text-properties officeooo:rsid="000ccdd4" officeooo:paragraph-rsid="000add11"/>
    </style:style>
    <style:style style:name="P4" style:family="paragraph" style:parent-style-name="Standard">
      <style:text-properties officeooo:rsid="000ccdd4" officeooo:paragraph-rsid="000eabfa"/>
    </style:style>
    <style:style style:name="P5" style:family="paragraph" style:parent-style-name="Standard">
      <style:text-properties officeooo:rsid="000d65d7" officeooo:paragraph-rsid="000d65d7"/>
    </style:style>
    <style:style style:name="P6" style:family="paragraph" style:parent-style-name="Standard">
      <style:text-properties officeooo:rsid="000eabfa" officeooo:paragraph-rsid="000eabfa"/>
    </style:style>
    <style:style style:name="P7" style:family="paragraph" style:parent-style-name="Standard">
      <style:text-properties fo:font-weight="bold" officeooo:rsid="000fe8a0" officeooo:paragraph-rsid="000fe8a0" style:font-weight-asian="bold" style:font-weight-complex="bold"/>
    </style:style>
    <style:style style:name="P8" style:family="paragraph" style:parent-style-name="Standard">
      <style:paragraph-properties fo:text-align="center" style:justify-single-word="false"/>
      <style:text-properties fo:font-size="30pt" fo:font-weight="bold" officeooo:rsid="000eabfa" officeooo:paragraph-rsid="000eabfa" style:font-size-asian="30pt" style:font-weight-asian="bold" style:font-size-complex="30pt" style:font-weight-complex="bold"/>
    </style:style>
    <style:style style:name="P9" style:family="paragraph" style:parent-style-name="Standard">
      <style:text-properties fo:font-size="16pt" fo:font-weight="bold" officeooo:rsid="001247a1" officeooo:paragraph-rsid="001247a1"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Liberation Serif" fo:font-size="30pt" fo:font-weight="bold" officeooo:rsid="000eabfa" officeooo:paragraph-rsid="000eabfa" style:font-size-asian="30pt" style:font-weight-asian="bold" style:font-size-complex="30pt" style:font-weight-complex="bold"/>
    </style:style>
    <style:style style:name="P11" style:family="paragraph" style:parent-style-name="Standard">
      <style:text-properties officeooo:rsid="001247a1" officeooo:paragraph-rsid="001247a1"/>
    </style:style>
    <style:style style:name="P12" style:family="paragraph" style:parent-style-name="Standard">
      <style:text-properties officeooo:rsid="001247a1" officeooo:paragraph-rsid="001247a1"/>
    </style:style>
    <style:style style:name="P13" style:family="paragraph" style:parent-style-name="Standard">
      <style:text-properties fo:font-size="14pt" fo:font-weight="bold" officeooo:rsid="00125414" officeooo:paragraph-rsid="00125414" style:font-size-asian="12.25pt" style:font-weight-asian="bold" style:font-size-complex="14pt" style:font-weight-complex="bold"/>
    </style:style>
    <style:style style:name="P14" style:family="paragraph" style:parent-style-name="Standard">
      <style:text-properties fo:font-size="12pt" fo:font-weight="normal" officeooo:rsid="00125414" officeooo:paragraph-rsid="00125414" style:font-size-asian="10.5pt" style:font-weight-asian="normal" style:font-size-complex="12pt" style:font-weight-complex="normal"/>
    </style:style>
    <style:style style:name="T1" style:family="text">
      <style:text-properties officeooo:rsid="000d65d7"/>
    </style:style>
    <style:style style:name="T2" style:family="text">
      <style:text-properties fo:font-weight="bold" style:font-weight-asian="bold" style:font-weight-complex="bold"/>
    </style:style>
    <style:style style:name="T3" style:family="text">
      <style:text-properties fo:font-weight="bold" officeooo:rsid="000d65d7" style:font-weight-asian="bold" style:font-weight-complex="bold"/>
    </style:style>
    <style:style style:name="T4" style:family="text">
      <style:text-properties fo:font-weight="bold" officeooo:rsid="000eabfa" style:font-weight-asian="bold" style:font-weight-complex="bold"/>
    </style:style>
    <style:style style:name="T5" style:family="text">
      <style:text-properties fo:font-weight="bold" officeooo:rsid="001247a1" style:font-weight-asian="bold" style:font-weight-complex="bold"/>
    </style:style>
    <style:style style:name="T6" style:family="text">
      <style:text-properties officeooo:rsid="001247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S-342</text:p>
      <text:p text:style-name="P8"/>
      <text:p text:style-name="P8">Operating systems</text:p>
      <text:p text:style-name="P8"/>
      <text:p text:style-name="P8">Project-<text:span text:style-name="T6">2:</text:span></text:p>
      <text:p text:style-name="P10">Threads and Synchronization</text:p>
      <text:p text:style-name="P8"/>
      <text:p text:style-name="P8"/>
      <text:p text:style-name="P8">Name : Hassan Raza</text:p>
      <text:p text:style-name="P8"/>
      <text:p text:style-name="P8">Id : 21701811</text:p>
      <text:p text:style-name="P8"/>
      <text:p text:style-name="P8">Section : 2</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9">Run-Time</text:p>
      <text:p text:style-name="P6"/>
      <text:p text:style-name="P5">Program w<text:span text:style-name="T6">as</text:span> ran using values of <text:span text:style-name="T2">k= 2,</text:span><text:span text:style-name="T5">4</text:span><text:span text:style-name="T2">,</text:span><text:span text:style-name="T5">6</text:span><text:span text:style-name="T2"> </text:span>and matrix size were taken as <text:span text:style-name="T2">23 </text:span>and <text:span text:style-name="T2">34</text:span>. </text:p>
      <text:p text:style-name="P1"><text:s/></text:p>
      <text:p text:style-name="P2"/>
      <text:p text:style-name="P2"><text:span text:style-name="T1">for </text:span>k=2 <text:s text:c="2"/></text:p>
      <text:p text:style-name="P2"><text:s text:c="10"/><text:tab/><text:span text:style-name="T1">time = </text:span><text:span text:style-name="T2">0.00</text:span><text:span text:style-name="T4">2</text:span><text:span text:style-name="T5">5</text:span><text:span text:style-name="T4">sec</text:span></text:p>
      <text:p text:style-name="P2"><text:span text:style-name="T1">for </text:span>k=<text:span text:style-name="T6">4</text:span> <text:s text:c="2"/></text:p>
      <text:p text:style-name="P2"><text:tab/><text:span text:style-name="T1">time = </text:span><text:span text:style-name="T3">0</text:span><text:span text:style-name="T2">.00</text:span><text:span text:style-name="T4">2</text:span><text:span text:style-name="T5">9</text:span><text:span text:style-name="T4">sec</text:span></text:p>
      <text:p text:style-name="P2"><text:span text:style-name="T1">for </text:span>k<text:span text:style-name="T6">=6</text:span> <text:s/></text:p>
      <text:p text:style-name="P2"><text:tab/><text:span text:style-name="T1">time = </text:span><text:span text:style-name="T3">0</text:span><text:span text:style-name="T2">.00</text:span><text:span text:style-name="T4">3</text:span><text:span text:style-name="T5">5</text:span><text:span text:style-name="T4">sec</text:span></text:p>
      <text:p text:style-name="P2"/>
      <text:p text:style-name="P4"><text:span text:style-name="T1">for Matrix size 23 and k = 2</text:span>: </text:p>
      <text:p text:style-name="P4"><text:tab/><text:span text:style-name="T1">time = </text:span><text:span text:style-name="T3">0</text:span><text:span text:style-name="T2">.00</text:span><text:span text:style-name="T4">2</text:span><text:span text:style-name="T5">5</text:span><text:span text:style-name="T4">sec</text:span></text:p>
      <text:p text:style-name="P4"><text:span text:style-name="T1">for Matrix size 34 and k = 2</text:span>: <text:s text:c="2"/></text:p>
      <text:p text:style-name="P4"><text:tab/><text:span text:style-name="T1">time = </text:span><text:span text:style-name="T3">0</text:span><text:span text:style-name="T2">.00</text:span><text:span text:style-name="T4">2</text:span><text:span text:style-name="T5">8</text:span><text:span text:style-name="T4">sec</text:span></text:p>
      <text:p text:style-name="P3"/>
      <text:p text:style-name="P7">Explanation:</text:p>
      <text:p text:style-name="P11">The program showed increase in time as value of k increased, this is because more threads are created and as matrix size is small this time is increased. However if matrix was large then increasing the value of k would have decreased the time for execution. But now the decrease in time occurring due to division of tasks between more number of threads is less as compared to increase in time due to making of additional threads.</text:p>
      <text:p text:style-name="P11">Moreover as matrix size increases the execution time increases keeping k same. This is because more work needs to be done. </text:p>
      <text:p text:style-name="P11"/>
      <text:p text:style-name="P13">Understanding about code: </text:p>
      <text:p text:style-name="P14">Basically the code written in first project was used and I did not had to do much changes in that. Only thing I changed was moving the calculations for each value from mapper to reducer thread. Main thing I had to learn was synchronization. For that I looked at supplementary notes given and the example given in moodle as well. It took me some time to understand the concepts of synchronization, however after getting hold of it, it was just simple writing of code without much of thin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7T17:20:27.988084938</meta:creation-date>
    <dc:date>2020-04-03T14:46:09.946663008</dc:date>
    <meta:editing-duration>PT27M17S</meta:editing-duration>
    <meta:editing-cycles>4</meta:editing-cycles>
    <meta:generator>LibreOffice/6.0.7.3$Linux_X86_64 LibreOffice_project/00m0$Build-3</meta:generator>
    <meta:document-statistic meta:table-count="0" meta:image-count="0" meta:object-count="0" meta:page-count="2" meta:paragraph-count="25" meta:word-count="262" meta:character-count="1461" meta:non-whitespace-character-count="1191"/>
  </office:meta>
</office:document-meta>
</file>